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57cm" style:rel-column-width="2274*"/>
    </style:style>
    <style:style style:name="Tableau1.B" style:family="table-column">
      <style:table-column-properties style:column-width="1.822cm" style:rel-column-width="743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weight-asian="normal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39cm"/>
        </style:tab-stops>
      </style:paragraph-properties>
      <style:text-properties style:font-name="Arial"/>
    </style:style>
    <style:style style:name="P20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language="zxx" fo:country="none" fo:font-weight="normal" style:font-name-asian="Times New Roman" style:font-name-complex="Arial" style:font-weight-complex="normal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 number:title="Défini par l'utilisateur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referent_qual"/>
      </text:user-field-decls>
      <text:section text:style-name="Sect1" text:name="emploi">
        <text:p text:style-name="P20"/>
        <text:p text:style-name="P15"/>
        <text:p text:style-name="P1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3"><text:user-field-get text:name="tiersprestataireapre_nomtiers"/></text:p>
              <text:p text:style-name="P6"><text:span text:style-name="T3"><text:user-field-get text:name="tiersprestataireapre_numvoie"/></text:span><text:span text:style-name="T3"> </text:span><text:span text:style-name="T6"><text:user-field-get text:name="tiersprestataireapre_typevoie"/></text:span><text:span text:style-name="T6"> </text:span><text:span text:style-name="T6"><text:user-field-get text:name="tiersprestataireapre_nomvoie"/></text:span></text:p>
              <text:p text:style-name="P8"><text:span text:style-name="T4"><text:user-field-get text:name="tiersprestataireapre_codepos"/></text:span><text:span text:style-name="T4"> </text:span><text:span text:style-name="T4"><text:user-field-get text:name="tiersprestataireapre_ville"/></text:span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BIJAS/APRE/BV/FF/ES/NH/LD/LZ/</text:span><text:span text:style-name="T2"><text:date style:data-style-name="N106" text:date-value="2012-07-25T10:31:59.67">2012</text:date></text:span></text:p>
              <text:p text:style-name="P10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span text:style-name="T5"><text:user-field-get text:name="user_prenom">user_prenom</text:user-field-get></text:span> <text:bookmark-start text:name="Texte7"/><text:span text:style-name="T5"><text:user-field-get text:name="user_nom">user_nom</text:user-field-get></text:span><text:bookmark-end text:name="Texte7"/><text:span text:style-name="T5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6">Bobigny, le <text:date style:data-style-name="N36" text:date-value="2012-07-25T10:31:59.67">25/07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1"/>
        <text:p text:style-name="P11"/>
        <text:p text:style-name="P7">Madame, Monsieur,</text:p>
        <text:p text:style-name="P12"/>
        <text:p text:style-name="P17">Je vous prie de trouver ci-joint, une copie du courrier adressé à <text:user-field-get text:name="personne_qual"/> <text:s/><text:user-field-get text:name="personne_nom"/>, concernant sa demande d’Aide Personnalisée au Retour à l’Emploi (APRE).</text:p>
        <text:p text:style-name="P17"/>
        <text:p text:style-name="P17">Je vous remercie de votre collaboration et reste à votre disposition pour tout échange à ce sujet.</text:p>
        <text:p text:style-name="P17"/>
        <text:p text:style-name="P17">Je vous prie de croire, Madame, Monsieur, l'expression de mes salutations distinguées.</text:p>
        <text:p text:style-name="P17"/>
        <text:p text:style-name="P17"/>
        <text:p text:style-name="P17"/>
        <text:p text:style-name="P18">Pour le Président du Conseil général</text:p>
        <text:p text:style-name="P18">et par délégation</text:p>
        <text:p text:style-name="P16"/>
        <text:p text:style-name="P1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Internet_20_link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31:59.61</dc:date>
    <dc:creator>Julien Mille</dc:creator>
    <meta:editing-duration>PT00H36M40S</meta:editing-duration>
    <meta:editing-cycles>23</meta:editing-cycles>
    <meta:generator>OpenOffice.org/3.2$Win32 OpenOffice.org_project/320m12$Build-9483</meta:generator>
    <meta:printed-by>Julien Mille</meta:printed-by>
    <meta:print-date>2012-03-06T09:57:24.04</meta:print-date>
    <meta:document-statistic meta:table-count="1" meta:image-count="0" meta:object-count="0" meta:page-count="1" meta:paragraph-count="17" meta:word-count="80" meta:character-count="553"/>
  </office:meta>
</office:document-meta>
</file>